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2cm" draw:marker-start-width="0.5cm" draw:marker-end-width="0.5cm" draw:fill="solid" draw:fill-color="#4c4c4c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cm" draw:marker-start="" draw:marker-start-width="0.2cm" draw:marker-end="Arrowheads_20_1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="Arrowheads_20_1" draw:marker-end-width="0.2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draw:marker-start="Arrowheads_20_1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="Arrowheads_20_1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marker-start="Arrowheads_20_1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07cm"/>
    </style:style>
    <style:style style:name="gr12" style:family="graphic" style:parent-style-name="standard">
      <style:graphic-properties draw:stroke="none" svg:stroke-color="#000000" draw:fill="none" draw:fill-color="#ffffff" fo:min-height="4.647cm"/>
    </style:style>
    <style:style style:name="gr13" style:family="graphic" style:parent-style-name="standard">
      <style:graphic-properties draw:stroke="none" svg:stroke-color="#000000" draw:fill="none" draw:fill-color="#ffffff" fo:min-height="4.6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28pt" style:font-size-asian="28pt" style:font-size-complex="28pt"/>
    </style:style>
    <style:style style:name="T1" style:family="text">
      <style:text-properties fo:font-family="'Times New Roman'" style:font-style-name="Normal" style:font-family-generic="roman" style:font-pitch="variable" fo:font-size="40pt" style:font-family-asian="'Times New Roman'" style:font-style-name-asian="Normal" style:font-family-generic-asian="roman" style:font-pitch-asian="variable" style:font-size-asian="40pt" style:font-family-complex="'Times New Roman'" style:font-style-name-complex="Normal" style:font-family-generic-complex="roman" style:font-pitch-complex="variable" style:font-size-complex="40pt"/>
    </style:style>
    <style:style style:name="T2" style:family="text">
      <style:text-properties fo:font-family="'Times New Roman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17cm" svg:height="13cm" svg:x="6.391cm" svg:y="3.946cm">
          <text:p/>
        </draw:ellipse>
        <draw:polygon draw:style-name="gr2" draw:text-style-name="P1" draw:layer="layout" svg:width="18.683cm" svg:height="18.842cm" svg:x="0cm" svg:y="5.019cm" svg:viewBox="0 0 18684 18843" draw:points="13791,5853 7938,0 0,7938 10905,18843 18684,11064 12709,11064 12709,6454 13711,6454 13711,5893">
          <text:p/>
        </draw:polygon>
        <draw:polygon draw:style-name="gr2" draw:text-style-name="P1" draw:layer="layout" svg:width="12.186cm" svg:height="15.513cm" svg:x="16.077cm" svg:y="5.019cm" svg:viewBox="0 0 12187 15514" draw:points="0,5853 5853,0 12187,6334 3007,15514 201,12708 201,7817">
          <text:p/>
        </draw:polygon>
        <draw:rect draw:style-name="gr2" draw:text-style-name="P1" draw:layer="layout" svg:width="0.902cm" svg:height="8.298cm" svg:x="15.975cm" svg:y="10.852cm">
          <text:p/>
        </draw:rect>
        <draw:rect draw:style-name="gr2" draw:text-style-name="P1" draw:layer="layout" svg:width="3.929cm" svg:height="6.609cm" svg:x="12.868cm" svg:y="13.037cm">
          <text:p/>
        </draw:rect>
        <draw:rect draw:style-name="gr3" draw:text-style-name="P1" draw:layer="layout" svg:width="2cm" svg:height="2cm" svg:x="13.891cm" svg:y="10.946cm">
          <text:p/>
        </draw:rect>
        <draw:line draw:style-name="gr4" draw:text-style-name="P1" draw:layer="layout" svg:x1="14.392cm" svg:y1="10.952cm" svg:x2="10.543cm" svg:y2="4.939cm">
          <text:p/>
        </draw:line>
        <draw:line draw:style-name="gr5" draw:text-style-name="P1" draw:layer="layout" svg:x1="14.833cm" svg:y1="10.992cm" svg:x2="12.908cm" svg:y2="4.137cm">
          <text:p/>
        </draw:line>
        <draw:line draw:style-name="gr6" draw:text-style-name="P1" draw:layer="layout" svg:x1="14.793cm" svg:y1="3.937cm" svg:x2="14.873cm" svg:y2="10.912cm">
          <text:p/>
        </draw:line>
        <draw:line draw:style-name="gr7" draw:text-style-name="P1" draw:layer="layout" svg:x1="16.997cm" svg:y1="4.217cm" svg:x2="14.993cm" svg:y2="10.872cm">
          <text:p/>
        </draw:line>
        <draw:line draw:style-name="gr7" draw:text-style-name="P1" draw:layer="layout" svg:x1="19.162cm" svg:y1="4.899cm" svg:x2="15.514cm" svg:y2="10.872cm">
          <text:p/>
        </draw:line>
        <draw:rect draw:style-name="gr2" draw:text-style-name="P1" draw:layer="layout" svg:width="1.523cm" svg:height="5.652cm" svg:x="12.267cm" svg:y="10.792cm">
          <text:p/>
        </draw:rect>
        <draw:line draw:style-name="gr8" draw:text-style-name="P1" draw:layer="layout" svg:x1="21.006cm" svg:y1="5.881cm" svg:x2="15.955cm" svg:y2="10.933cm">
          <text:p/>
        </draw:line>
        <draw:line draw:style-name="gr8" draw:text-style-name="P1" draw:layer="layout" svg:x1="8.799cm" svg:y1="5.902cm" svg:x2="13.83cm" svg:y2="10.913cm">
          <text:p/>
        </draw:line>
        <draw:connector draw:style-name="gr9" draw:text-style-name="P1" draw:layer="layout" draw:type="curve" svg:x1="23.391cm" svg:y1="10.446cm" svg:x2="23.391cm" svg:y2="10.446cm" draw:start-shape="id1" draw:end-shape="id1" svg:d="m23391 10446">
          <text:p/>
        </draw:connector>
        <draw:path draw:style-name="gr10" draw:text-style-name="P1" draw:layer="layout" svg:width="0.9cm" svg:height="0.62cm" svg:x="17.038cm" svg:y="8.347cm" svg:viewBox="0 0 901 621" svg:d="m0 0c360 80 541 220 541 200s160 121 160 121l100 140 60 80 40 80">
          <text:p/>
        </draw:path>
        <draw:frame draw:style-name="gr11" draw:text-style-name="P2" draw:layer="layout" svg:width="1.944cm" svg:height="1.857cm" svg:x="16.457cm" svg:y="8.345cm">
          <draw:text-box>
            <text:p text:style-name="P2"><text:span text:style-name="T1">θ</text:span></text:p>
          </draw:text-box>
        </draw:frame>
        <draw:frame draw:style-name="gr12" draw:text-style-name="P3" draw:layer="layout" svg:width="7.656cm" svg:height="4.897cm" svg:x="4.3cm" svg:y="7.932cm">
          <draw:text-box>
            <text:p text:style-name="P3"><text:span text:style-name="T2">Maximum Angle</text:span></text:p>
          </draw:text-box>
        </draw:frame>
        <draw:frame draw:style-name="gr13" draw:text-style-name="P3" draw:layer="layout" svg:width="7.656cm" svg:height="4.896cm" svg:x="19.887cm" svg:y="6.672cm">
          <draw:text-box>
            <text:p text:style-name="P3"><text:span text:style-name="T2">Minimum Ang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y Owen</meta:initial-creator>
    <meta:creation-date>2009-05-18T09:54:54</meta:creation-date>
    <dc:creator>Jenny Owen</dc:creator>
    <dc:date>2009-05-18T10:29:37</dc:date>
    <meta:editing-cycles>4</meta:editing-cycles>
    <meta:editing-duration>PT34M4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